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2025-02-1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2024-02-23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2020-02-11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2019-02-1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2018-02-0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2017-02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201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201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201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201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200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9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9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8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8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8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8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8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7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7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7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7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7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6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6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6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6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6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6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6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6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7203</text:p>
          </table:table-cell>
          <table:table-cell office:value-type="string" calcext:value-type="string">
            <text:p>McKnight Ranch</text:p>
          </table:table-cell>
          <table:table-cell office:value-type="string" calcext:value-type="string">
            <text:p>195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